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Rasa" svg:font-family="Ras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Rasa1" svg:font-family="Ras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0882in" fo:margin-left="0in" fo:margin-top="0in" fo:margin-bottom="0in" table:align="left"/>
    </style:style>
    <style:style style:name="Table1.A" style:family="table-column">
      <style:table-column-properties style:column-width="4.9986in"/>
    </style:style>
    <style:style style:name="Table1.B" style:family="table-column">
      <style:table-column-properties style:column-width="2.088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.B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line-height="100%" fo:text-align="start" style:justify-single-word="false"/>
      <style:text-properties fo:color="#ff0000" fo:font-weight="bold" style:font-weight-asian="bold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5" style:family="paragraph" style:parent-style-name="Standard">
      <loext:graphic-properties draw:fill="solid" draw:fill-color="#cccccc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ackground-color="#cccccc" fo:padding="0in" fo:border="none" fo:keep-with-next="auto"/>
    </style:style>
    <style:style style:name="P6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7" style:family="paragraph" style:parent-style-name="Standard">
      <style:paragraph-properties fo:margin-left="0in" fo:margin-right="0in" fo:margin-top="0in" fo:margin-bottom="0.0835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P8" style:family="paragraph" style:parent-style-name="Standard">
      <loext:graphic-properties draw:fill="solid" draw:fill-color="#ffffcc"/>
      <style:paragraph-properties fo:margin-left="0in" fo:margin-right="0in" fo:margin-top="0in" fo:margin-bottom="0.0835in" loext:contextual-spacing="false" fo:line-height="100%" fo:text-align="justify" style:justify-single-word="false" fo:keep-together="auto" fo:orphans="2" fo:widows="2" fo:text-indent="0in" style:auto-text-indent="false" fo:background-color="#ffffcc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.0835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italic" style:text-underline-style="none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10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font-size="12pt" style:font-size-asian="12pt" style:font-size-complex="12pt"/>
    </style:style>
    <style:style style:name="P11" style:family="paragraph" style:parent-style-name="Standard">
      <style:paragraph-properties fo:margin-left="0.5in" fo:margin-right="0in" fo:margin-top="0in" fo:margin-bottom="0.0835in" loext:contextual-spacing="false" fo:line-height="100%" fo:text-align="justify" style:justify-single-word="false" fo:text-indent="0in" style:auto-text-indent="false"/>
    </style:style>
    <style:style style:name="P12" style:family="paragraph" style:parent-style-name="Standard" style:list-style-name="WWNum3">
      <style:paragraph-properties fo:margin-left="0.5in" fo:margin-right="0in" fo:text-align="start" style:justify-single-word="false" fo:text-indent="-0.25in" style:auto-text-indent="false"/>
    </style:style>
    <style:style style:name="P13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</style:style>
    <style:style style:name="P14" style:family="paragraph" style:parent-style-name="Standard" style:list-style-name="WWNum4">
      <style:paragraph-properties fo:margin-left="0.5in" fo:margin-right="0in" fo:text-align="start" style:justify-single-word="false" fo:text-indent="-0.25in" style:auto-text-indent="false"/>
    </style:style>
    <style:style style:name="P15" style:family="paragraph" style:parent-style-name="Standard" style:list-style-name="WWNum2">
      <style:paragraph-properties fo:margin-left="0.5in" fo:margin-right="0in" fo:margin-top="0in" fo:margin-bottom="0.0835in" loext:contextual-spacing="false" fo:line-height="100%" fo:text-align="justify" style:justify-single-word="false" fo:text-indent="-0.25in" style:auto-text-indent="false"/>
    </style:style>
    <style:style style:name="P16" style:family="paragraph" style:parent-style-name="Standard" style:list-style-name="WWNum4">
      <style:paragraph-properties fo:margin-left="0.75in" fo:margin-right="0in" fo:text-align="start" style:justify-single-word="false" fo:text-indent="-0.25in" style:auto-text-indent="false"/>
    </style:style>
    <style:style style:name="P17" style:family="paragraph" style:parent-style-name="Standard" style:list-style-name="WWNum2">
      <style:paragraph-properties fo:margin-left="0.5in" fo:margin-right="0in" fo:margin-top="0in" fo:margin-bottom="0.0835in" loext:contextual-spacing="false" fo:line-height="100%" fo:text-align="justify" style:justify-single-word="false" fo:keep-together="auto" fo:orphans="2" fo:widows="2" fo:text-indent="-0.25in" style:auto-text-indent="false" fo:padding="0in" fo:border="none" fo:keep-with-next="auto"/>
    </style:style>
    <style:style style:name="P18" style:family="paragraph" style:parent-style-name="Standard">
      <style:paragraph-properties fo:margin-left="0.5in" fo:margin-right="0in" fo:margin-top="0in" fo:margin-bottom="0.0835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P19" style:family="paragraph" style:parent-style-name="Standard">
      <style:paragraph-properties fo:margin-left="0.5in" fo:margin-right="0in" fo:margin-top="0in" fo:margin-bottom="0.0835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size="12pt" style:font-size-asian="12pt" style:font-size-complex="12pt"/>
    </style:style>
    <style:style style:name="P20" style:family="paragraph" style:parent-style-name="Standard">
      <style:paragraph-properties fo:margin-left="0in" fo:margin-right="0in" fo:margin-top="0in" fo:margin-bottom="0.0835in" loext:contextual-spacing="false" fo:line-height="100%" fo:text-align="justify" style:justify-single-word="false" fo:text-indent="0in" style:auto-text-indent="false"/>
      <style:text-properties fo:font-size="12pt" style:font-size-asian="12pt" style:font-size-complex="1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bold" style:font-name-asian="Times New Roman1" style:font-size-asian="10pt" style:font-style-asian="normal" style:font-weight-asian="bold" style:font-name-complex="Times New Roman1" style:font-size-complex="10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bold" style:font-name-asian="Times New Roman1" style:font-size-asian="10pt" style:font-style-asian="normal" style:font-weight-asian="bold" style:font-name-complex="Times New Roman1" style:font-size-complex="10pt" fo:background-color="#c0c0c0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solid" style:text-underline-width="auto" style:text-underline-color="font-color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style:text-underline-style="none" style:font-size-asian="12pt" style:font-size-complex="12pt"/>
    </style:style>
    <style:style style:name="T7" style:family="text">
      <style:text-properties fo:color="#ff0000"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<text:span text:style-name="T1">Administració de sistemes informàtics en Xarxa.</text:span></text:p>
            <text:p text:style-name="P4"><text:span text:style-name="T1">Escola del treball de Barcelona. <text:s/>2018-2019.</text:span></text:p>
            <text:p text:style-name="P4"><text:span text:style-name="T2">M11-SAD</text:span><text:span text:style-name="T1"> Seguretat i alta disponibilitat</text:span></text:p>
            <text:p text:style-name="P4"><text:span text:style-name="T1">UF3-NF1 Firewalls</text:span></text:p>
            <text:p text:style-name="P4"><text:span text:style-name="T1">Firewalls / Iptables</text:span></text:p>
          </table:table-cell>
          <table:table-cell table:style-name="Table1.B1" office:value-type="string">
            <text:p text:style-name="P5"><text:span text:style-name="T1">Examen 04</text:span></text:p>
            <text:p text:style-name="P4"><text:span text:style-name="T1">Firewalls / Iptables</text:span></text:p>
            <text:p text:style-name="P4"><text:span text:style-name="T1">HISX2</text:span></text:p>
            <text:p text:style-name="P4"><text:span text:style-name="T1">29/04/2018</text:span></text:p>
            <text:p text:style-name="P1"/>
          </table:table-cell>
        </table:table-row>
      </table:table>
      <text:p text:style-name="P10"/>
      <text:list xml:id="list3658876409" text:style-name="WWNum3">
        <text:list-item>
          <text:p text:style-name="P12"><text:span text:style-name="T5">En tots els exercicis cal explicar en una frase (o més) en català/... <text:s/>què fan les regles, sense llegir-les!. Explicant-ne el significat a alt nivell. Si no es fa NO PUNTUA l’exercici.</text:span></text:p>
        </text:list-item>
        <text:list-item>
          <text:p text:style-name="P12"><text:span text:style-name="T5">En tots els exercicis cal indicar clarament els camins d’anada i tornada i si es tracta de tràfic de resposta indicar-ho apropiadament.</text:span></text:p>
        </text:list-item>
        <text:list-item>
          <text:p text:style-name="P12"><text:span text:style-name="T5">Considerem que per navegar per internet/web <text:s/>n’hi ha prou configurant el port 80 (per simplificar).</text:span></text:p>
        </text:list-item>
        <text:list-item>
          <text:p text:style-name="P12"><text:span text:style-name="T5">Desconeixem si la política per defecte és drop o accept. Ull! En especial això us afecta amb forward que no sabem si està obert o tancat!</text:span></text:p>
        </text:list-item>
        <text:list-item>
          <text:p text:style-name="P12"><text:span text:style-name="T5">Els exercicis són independents els uns dels altres</text:span></text:p>
        </text:list-item>
      </text:list>
      <text:p text:style-name="P10"/>
      <text:p text:style-name="P3"><text:span text:style-name="T5">Topologia</text:span></text:p>
      <text:p text:style-name="P2"/>
      <text:list xml:id="list999982810" text:style-name="WWNum1">
        <text:list-item>
          <text:p text:style-name="P13"><text:span text:style-name="T5">S’ha implementat una topologia amb docker segons el model següent:</text:span></text:p>
        </text:list-item>
      </text:list>
      <text:list xml:id="list1739774958" text:style-name="WWNum4">
        <text:list-item>
          <text:list>
            <text:list-item>
              <text:p text:style-name="P16"><text:span text:style-name="T5">Neta 172.20.0.0/16, hosts a1(.2) i a2(.3).</text:span></text:p>
            </text:list-item>
            <text:list-item>
              <text:p text:style-name="P16"><text:span text:style-name="T5">Netb 172.30.0.0./16, hosts b1(.2) i b2(.3).</text:span></text:p>
            </text:list-item>
            <text:list-item>
              <text:p text:style-name="P16"><text:span text:style-name="T5">Netdmz 10.0.0.0/8, servers s1(.2) i s2(.3).</text:span></text:p>
            </text:list-item>
          </text:list>
        </text:list-item>
      </text:list>
      <text:p text:style-name="P2"/>
      <text:list xml:id="list22324468401434" text:continue-numbering="true" text:style-name="WWNum4">
        <text:list-item>
          <text:p text:style-name="P14"><text:span text:style-name="T5">El router té les interfícies</text:span></text:p>
          <text:list>
            <text:list-item>
              <text:p text:style-name="P16"><text:span text:style-name="T5">docker0 per a la xarxa Netdmz</text:span></text:p>
            </text:list-item>
            <text:list-item>
              <text:p text:style-name="P16"><text:span text:style-name="T5">dockera per a la xarxa Neta</text:span></text:p>
            </text:list-item>
            <text:list-item>
              <text:p text:style-name="P16"><text:span text:style-name="T5">dockerb per a la xarxa Netb</text:span></text:p>
            </text:list-item>
            <text:list-item>
              <text:p text:style-name="P16"><text:span text:style-name="T5">enp5s0 per a la xarxa de l’aula. Useu l’adreça IP del host on esteu asseguts.</text:span></text:p>
            </text:list-item>
            <text:list-item>
              <text:p text:style-name="P16"><text:span text:style-name="T5">lo per el loopback</text:span></text:p>
            </text:list-item>
          </text:list>
        </text:list-item>
      </text:list>
      <text:p text:style-name="P2"/>
      <text:p text:style-name="P8"><text:span text:style-name="T3">Firewall / Iptables</text:span></text:p>
      <text:p text:style-name="P9"/>
      <text:list xml:id="list191894218" text:style-name="WWNum2">
        <text:list-item>
          <text:p text:style-name="P17"><text:soft-page-break/><text:span text:style-name="T3">Escriu les ordres iptables necessàries per fer nat de les xarxes internes. Escriu una frase explicant què fas.</text:span></text:p>
        </text:list-item>
        <text:list-item>
          <text:p text:style-name="P17"><text:span text:style-name="T3">Al host amfitrió (router) no s'hi permeten connexions SSH provinents de l</text:span><text:span text:style-name="T5">’exterior</text:span><text:span text:style-name="T3">. Excepte si provenen del host 192.168.2.</text:span><text:span text:style-name="T5">1</text:span><text:span text:style-name="T3">. Recorda que no sabem si l</text:span><text:span text:style-name="T5">es</text:span><text:span text:style-name="T3"> políti</text:span><text:span text:style-name="T5">ques</text:span><text:span text:style-name="T3"> per defecte </text:span><text:span text:style-name="T5">són</text:span><text:span text:style-name="T3"> drop o accept. Escriu una frase(s) explicant què fas.</text:span></text:p>
        </text:list-item>
        <text:list-item>
          <text:p text:style-name="P17"><text:span text:style-name="T3">El host a</text:span><text:span text:style-name="T5">m</text:span><text:span text:style-name="T3">fitri</text:span><text:span text:style-name="T5">ó</text:span><text:span text:style-name="T3"> </text:span><text:span text:style-name="T5">(</text:span><text:span text:style-name="T3">router) pot fer connexions ssh </text:span><text:span text:style-name="T4">a la xarxa pública</text:span><text:span text:style-name="T5"> </text:span><text:span text:style-name="T3">només si van destinades a la xarxa 192.168.2.0/24. </text:span><text:span text:style-name="T5">Recorda que no sabem si les polítiques per defecte són drop o accept. Escriu una frase(s) explicant què fas.</text:span></text:p>
        </text:list-item>
        <text:list-item>
          <text:p text:style-name="P17"><text:span text:style-name="T3">Obrir el port 80 del host amfitrió </text:span><text:span text:style-name="T4">a la xarxa pública</text:span><text:span text:style-name="T3"> perquè en realitat permeti l'accés al servei web (80) del servidor de la DMZ s1. Cal assegurar-es que els hosts exteriors poden, doncs, accedir al servidor web s1. </text:span><text:span text:style-name="T5">Recorda que no sabem si les polítiques per defecte són drop o accept. Escriu una frase(s) explicant què fas.</text:span></text:p>
        </text:list-item>
        <text:list-item>
          <text:p text:style-name="P17"><text:span text:style-name="T3">Les xarxes internes Neta i Netb poden fer qualsevol tipus d'accés a la xarxa pública, poden sortir</text:span><text:span text:style-name="T5">. A</text:span><text:span text:style-name="T3">ra bé, cal protegir que des de l'exterior no es pugui accedir a aquestes dues xarxes privades. </text:span><text:span text:style-name="T5">Recorda que no sabem si les polítiques per defecte són drop o accept. Escriu una frase(s) explicant què fas.</text:span></text:p>
        </text:list-item>
        <text:list-item>
          <text:p text:style-name="P17"><text:span text:style-name="T3">Els hosts de la xarxa Neta tenen denegat navegar per internet (80) enlloc excepte al servidor web de s1. </text:span><text:span text:style-name="T5"><text:s/>Recorda que no sabem si les polítiques per defecte són drop o accept. Escriu una frase(s) explicant què fas.</text:span></text:p>
        </text:list-item>
        <text:list-item>
          <text:p text:style-name="P17"><text:span text:style-name="T5">Tot accés que es realitzi a un servidor SMTP exterior/públic des de la xarxa Neta ha de ser engabiat i enviat al servei SMTP <text:s/>del host s1 de la DMZ</text:span><text:span text:style-name="T3">.</text:span></text:p>
        </text:list-item>
        <text:list-item>
          <text:p text:style-name="P17"><text:span text:style-name="T5">Els hosts de les xarxes Neta i Netb poden fer pings i rebre les respostes</text:span></text:p>
        </text:list-item>
        <text:list-item>
          <text:p text:style-name="P17"><text:span text:style-name="T5">El host amfitrió (el router) pot fer pings però no en contesta.</text:span></text:p>
        </text:list-item>
        <text:list-item>
          <text:p text:style-name="P17"><text:span text:style-name="T5">El host a1 es connecta al servei web del host extern 192.168.2.1. Indica ip-origen, port-origen, ip-destí, port-destí en cada cas:</text:span></text:p>
        </text:list-item>
      </text:list>
      <text:p text:style-name="P18"><text:span text:style-name="T5">Camí d’anada:</text:span></text:p>
      <text:p text:style-name="P18"><text:span text:style-name="T5"><text:s text:c="4"/><text:tab/>◦ Sortida en el host a1:<text:tab/></text:span></text:p>
      <text:p text:style-name="P18"><text:span text:style-name="T5"><text:s text:c="4"/><text:tab/>◦ Entrada en el router:<text:tab/><text:tab/></text:span></text:p>
      <text:p text:style-name="P18"><text:span text:style-name="T5"><text:s text:c="4"/><text:tab/>◦ Sortida el Router:<text:tab/><text:tab/></text:span></text:p>
      <text:p text:style-name="P18"><text:span text:style-name="T5"><text:s text:c="4"/><text:tab/>◦ Entrada en el host remot:<text:tab/></text:span></text:p>
      <text:p text:style-name="P18"><text:span text:style-name="T5">Camí de tornada:</text:span></text:p>
      <text:p text:style-name="P18"><text:span text:style-name="T5"><text:s text:c="4"/><text:tab/>◦ Sortida del host remot:<text:tab/></text:span></text:p>
      <text:p text:style-name="P18"><text:span text:style-name="T5"><text:s text:c="4"/><text:tab/>◦ Entrada al router:<text:tab/><text:tab/></text:span></text:p>
      <text:p text:style-name="P18"><text:span text:style-name="T5"><text:s text:c="4"/><text:tab/>◦ Sortida del router:<text:tab/><text:tab/></text:span></text:p>
      <text:p text:style-name="P18"><text:span text:style-name="T5"><text:s text:c="4"/><text:tab/>◦ Entrada el host a1:<text:tab/><text:tab/></text:span></text:p>
      <text:p text:style-name="P19"/>
      <text:list xml:id="list22324431114532" text:continue-numbering="true" text:style-name="WWNum2">
        <text:list-item>
          <text:p text:style-name="P15"><text:span text:style-name="T5">El host Remot 192.168.2.1 accedeix al port 80 del Router que en realitat és redirigit al servei http del servidor s1 de la DMZ. Indica ip-origen, port-origen, ip-destí, port-destí en cada cas:</text:span></text:p>
        </text:list-item>
      </text:list>
      <text:p text:style-name="P11"><text:span text:style-name="T5">Camí d’anada:</text:span></text:p>
      <text:p text:style-name="P11"><text:span text:style-name="T5"><text:s text:c="4"/><text:tab/>◦ Sortida en el host remot:<text:tab/></text:span></text:p>
      <text:p text:style-name="P11"><text:span text:style-name="T5"><text:s text:c="4"/><text:tab/>◦ Entrada en el router:<text:tab/><text:tab/></text:span></text:p>
      <text:p text:style-name="P11"><text:span text:style-name="T5"><text:s text:c="4"/><text:tab/>◦ Sortida el Router:<text:tab/><text:tab/></text:span></text:p>
      <text:p text:style-name="P11"><text:soft-page-break/><text:span text:style-name="T5"><text:s text:c="4"/><text:tab/>◦ Entrada en el host s1:<text:tab/></text:span></text:p>
      <text:p text:style-name="P11"><text:span text:style-name="T5">Camí de tornada:</text:span></text:p>
      <text:p text:style-name="P11"><text:span text:style-name="T5"><text:s text:c="4"/><text:tab/>◦ Sortida del host s1:<text:tab/><text:tab/></text:span></text:p>
      <text:p text:style-name="P11"><text:span text:style-name="T5"><text:s text:c="4"/><text:tab/>◦ Entrada al router:<text:tab/><text:tab/></text:span></text:p>
      <text:p text:style-name="P11"><text:span text:style-name="T5"><text:s text:c="4"/><text:tab/>◦ Sortida del router:<text:tab/><text:tab/></text:span></text:p>
      <text:p text:style-name="P11"><text:span text:style-name="T5"><text:s text:c="4"/><text:tab/>◦ Entrada en el host remot:<text:tab/></text:span></text:p>
      <text:p text:style-name="P20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Rasa" svg:font-family="Ras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Rasa1" svg:font-family="Ras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ca" fo:country="ES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ca" fo:country="ES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keep-with-next="always"/>
      <style:text-properties style:font-name="Arial" fo:font-family="Arial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text-align="justify" style:justify-single-word="false" fo:keep-with-next="always"/>
      <style:text-properties fo:font-size="16pt" fo:font-weight="bold" style:font-size-asian="16pt" style:font-weight-asian="bold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665in" fo:margin-bottom="0.0835in" loext:contextual-spacing="false" fo:line-height="100%" fo:text-indent="0in" style:auto-text-indent="false" fo:keep-with-next="always"/>
      <style:text-properties style:font-name="Rasa" fo:font-family="Rasa" style:font-family-generic="roman" style:font-pitch="variable" fo:font-size="14pt" fo:font-weight="bold" style:font-name-asian="Rasa1" style:font-family-asian="Rasa" style:font-family-generic-asian="system" style:font-pitch-asian="variable" style:font-size-asian="14pt" style:font-weight-asian="bold" style:font-name-complex="Rasa1" style:font-family-complex="Rasa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font-size="9pt" style:font-size-asian="9pt" style:font-size-complex="9pt"/>
    </style:style>
    <style:style style:name="ListLabel_20_2" style:display-name="ListLabel 2" style:family="text">
      <style:text-properties fo:font-size="9pt" style:font-size-asian="9pt" style:font-size-complex="9pt"/>
    </style:style>
    <style:style style:name="ListLabel_20_3" style:display-name="ListLabel 3" style:family="text">
      <style:text-properties fo:font-size="9pt" style:font-size-asian="9pt" style:font-size-complex="9pt"/>
    </style:style>
    <style:style style:name="ListLabel_20_4" style:display-name="ListLabel 4" style:family="text">
      <style:text-properties fo:font-size="9pt" style:font-size-asian="9pt" style:font-size-complex="9pt"/>
    </style:style>
    <style:style style:name="ListLabel_20_5" style:display-name="ListLabel 5" style:family="text">
      <style:text-properties fo:font-size="9pt" style:font-size-asian="9pt" style:font-size-complex="9pt"/>
    </style:style>
    <style:style style:name="ListLabel_20_6" style:display-name="ListLabel 6" style:family="text">
      <style:text-properties fo:font-size="9pt" style:font-size-asian="9pt" style:font-size-complex="9pt"/>
    </style:style>
    <style:style style:name="ListLabel_20_7" style:display-name="ListLabel 7" style:family="text">
      <style:text-properties fo:font-size="9pt" style:font-size-asian="9pt" style:font-size-complex="9pt"/>
    </style:style>
    <style:style style:name="ListLabel_20_8" style:display-name="ListLabel 8" style:family="text">
      <style:text-properties fo:font-size="9pt" style:font-size-asian="9pt" style:font-size-complex="9pt"/>
    </style:style>
    <style:style style:name="ListLabel_20_9" style:display-name="ListLabel 9" style:family="text">
      <style:text-properties fo:font-size="9pt" style:font-size-asian="9pt" style:font-size-complex="9pt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9pt" style:font-size-asian="9pt" style:font-size-complex="9pt"/>
    </style:style>
    <style:style style:name="ListLabel_20_20" style:display-name="ListLabel 20" style:family="text">
      <style:text-properties fo:font-size="9pt" style:font-size-asian="9pt" style:font-size-complex="9pt"/>
    </style:style>
    <style:style style:name="ListLabel_20_21" style:display-name="ListLabel 21" style:family="text">
      <style:text-properties fo:font-size="9pt" style:font-size-asian="9pt" style:font-size-complex="9pt"/>
    </style:style>
    <style:style style:name="ListLabel_20_22" style:display-name="ListLabel 22" style:family="text">
      <style:text-properties fo:font-size="9pt" style:font-size-asian="9pt" style:font-size-complex="9pt"/>
    </style:style>
    <style:style style:name="ListLabel_20_23" style:display-name="ListLabel 23" style:family="text">
      <style:text-properties fo:font-size="9pt" style:font-size-asian="9pt" style:font-size-complex="9pt"/>
    </style:style>
    <style:style style:name="ListLabel_20_24" style:display-name="ListLabel 24" style:family="text">
      <style:text-properties fo:font-size="9pt" style:font-size-asian="9pt" style:font-size-complex="9pt"/>
    </style:style>
    <style:style style:name="ListLabel_20_25" style:display-name="ListLabel 25" style:family="text">
      <style:text-properties fo:font-size="9pt" style:font-size-asian="9pt" style:font-size-complex="9pt"/>
    </style:style>
    <style:style style:name="ListLabel_20_26" style:display-name="ListLabel 26" style:family="text">
      <style:text-properties fo:font-size="9pt" style:font-size-asian="9pt" style:font-size-complex="9pt"/>
    </style:style>
    <style:style style:name="ListLabel_20_27" style:display-name="ListLabel 27" style:family="text">
      <style:text-properties fo:font-size="9pt" style:font-size-asian="9pt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❏" text:bullet-char="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❏" text:bullet-char="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❏" text:bullet-char="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❏" text:bullet-char="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❏" text:bullet-char="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❏" text:bullet-char="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❏" text:bullet-char="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❏" text:bullet-char="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❏" text:bullet-char="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9in" fo:margin-bottom="0.5909in" fo:margin-left="0.5909in" fo:margin-right="0.5909in" style:writing-mode="lr-tb" style:layout-grid-color="#c0c0c0" style:layout-grid-lines="2669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3" meta:paragraph-count="57" meta:word-count="673" meta:character-count="3833" meta:non-whitespace-character-count="3132"/>
    <meta:generator>LibreOfficeDev/6.0.5.2$Linux_X86_64 LibreOffice_project/</meta:generator>
  </office:meta>
</office:document-meta>
</file>